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8289"/>
    </style:style>
    <style:style style:name="T1" style:family="text">
      <style:text-properties officeooo:rsid="000d8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CHINE FanCtrlMachineGC2 <text:tab/></text:span></text:p>
      <text:p text:style-name="P1"><text:span text:style-name="T1">REFINES <text:s/>FanCtrlMachineGC </text:span></text:p>
      <text:p text:style-name="P1"><text:span text:style-name="T1">… </text:span></text:p>
      <text:p text:style-name="P1"><text:span text:style-name="T1">VARIABLES <text:tab/>E_LM75_tempPSU, E_LM75_tempAmbient, E_MAX6650_fanOn … </text:span></text:p>
      <text:p text:style-name="P1"><text:span text:style-name="T1">EVENTS</text:span></text:p>
      <text:p text:style-name="P1"><text:span text:style-name="T1"><text:tab/>read:<text:tab/> </text:span></text:p>
      <text:p text:style-name="P1"><text:span text:style-name="T1"><text:tab/>REFINES</text:span></text:p>
      <text:p text:style-name="P1"><text:span text:style-name="T1"><text:tab/><text:tab/> read </text:span></text:p>
      <text:p text:style-name="P1"><text:span text:style-name="T1"><text:tab/>ANY p1, p2, p3<text:tab/> <text:s text:c="2"/></text:span></text:p>
      <text:p text:style-name="P1"><text:span text:style-name="T1"><text:tab/>WHERE</text:span></text:p>
      <text:p text:style-name="P1"><text:span text:style-name="T1"><text:tab/><text:tab/>p1 = E_MAX6650_fanSpeed <text:s text:c="2"/></text:span></text:p>
      <text:p text:style-name="P1"><text:span text:style-name="T1"><text:tab/><text:tab/>p2 = E_LM75_tempAmbient <text:s text:c="2"/></text:span></text:p>
      <text:p text:style-name="P1"><text:span text:style-name="T1"><text:tab/><text:tab/>p3 = E_LM75_tempPSU <text:s text:c="2"/></text:span></text:p>
      <text:p text:style-name="P1"><text:span text:style-name="T1"><text:tab/><text:tab/>Controller ≠ Normal <text:s text:c="2"/></text:span></text:p>
      <text:p text:style-name="P1"><text:span text:style-name="T1"><text:tab/>THEN</text:span></text:p>
      <text:p text:style-name="P1"><text:span text:style-name="T1"><text:tab/><text:tab/>C_fanSpeed ≔ p1 </text:span></text:p>
      <text:p text:style-name="P1"><text:span text:style-name="T1"><text:tab/><text:tab/>C_tempAmbient ≔ p2 <text:s/></text:span></text:p>
      <text:p text:style-name="P1"><text:span text:style-name="T1"><text:tab/><text:tab/>C_tempPSU ≔ p3 </text:span></text:p>
      <text:p text:style-name="P1"><text:span text:style-name="T1"><text:tab/>END</text:span></text:p>
      <text:p text:style-name="P1"><text:span text:style-name="T1"/></text:p>
      <text:p text:style-name="P1"><text:span text:style-name="T1"><text:tab/>write:<text:tab/></text:span></text:p>
      <text:p text:style-name="P1"><text:span text:style-name="T1"><text:tab/>REFINES</text:span></text:p>
      <text:p text:style-name="P1"><text:span text:style-name="T1"><text:tab/><text:tab/> write </text:span></text:p>
      <text:p text:style-name="P1"><text:span text:style-name="T1"><text:tab/>ANY p1<text:tab/> <text:s/></text:span></text:p>
      <text:p text:style-name="P1"><text:span text:style-name="T1"><text:tab/>WHERE</text:span></text:p>
      <text:p text:style-name="P1"><text:span text:style-name="T1"><text:tab/><text:tab/>p1 = C_fanOn <text:s text:c="2"/></text:span></text:p>
      <text:p text:style-name="P1"><text:span text:style-name="T1"><text:tab/>THEN</text:span></text:p>
      <text:p text:style-name="P1"><text:span text:style-name="T1"><text:tab/><text:tab/>E_MAX6650_fanOn ≔ p1 </text:span></text:p>
      <text:p text:style-name="P1"><text:span text:style-name="T1"><text:tab/>END</text:span></text:p>
      <text:p text:style-name="P1">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08-06T07:07:57</meta:creation-date>
    <dc:date>2013-08-06T07:15:48</dc:date>
    <dc:creator>Andy </dc:creator>
    <meta:editing-duration>P0D</meta:editing-duration>
    <meta:editing-cycles>1</meta:editing-cycles>
    <meta:document-statistic meta:table-count="0" meta:image-count="0" meta:object-count="0" meta:page-count="1" meta:paragraph-count="29" meta:word-count="57" meta:character-count="438" meta:non-whitespace-character-count="335"/>
    <meta:generator>LibreOffice/4.0.2.2$Linux_X86_64 LibreOffice_project/400m0$Build-2</meta:generator>
  </office:meta>
</office:document-meta>
</file>